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DC50000277CFB5B8868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Text_20_body">
      <style:paragraph-properties fo:margin-left="0.529cm" fo:margin-right="0cm" fo:text-indent="-0.529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666a"/>
    </style:style>
    <style:style style:name="T3" style:family="text">
      <style:text-properties fo:font-size="26pt" fo:language="en" fo:country="US" style:font-size-asian="26pt" style:font-size-complex="2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erm Project</text:span></text:p>
      <text:p text:style-name="P4"><text:span text:style-name="T1">- Candy Pang </text:span>제안서 <text:span text:style-name="T1">-</text:span></text:p>
      <text:p text:style-name="Text_20_body"/>
      <text:p text:style-name="Text_20_body"/>
      <text:p text:style-name="P3"><text:span text:style-name="T1">1. </text:span>프로젝트 팀 구성</text:p>
      <text:p text:style-name="Text_20_body"><text:s text:c="4"/>팀 이름 <text:span text:style-name="T1">: </text:span><text:span text:style-name="T2">MOL (Microprocessor Of Legends)</text:span></text:p>
      <text:p text:style-name="Text_20_body"><text:span text:style-name="T1"><text:tab/>0892009 </text:span>김태훈 <text:span text:style-name="T1">(conakuki)</text:span></text:p>
      <text:p text:style-name="Text_20_body"><text:span text:style-name="T1"><text:tab/>0892043 </text:span>한동희 <text:span text:style-name="T1">(HanDongHee)</text:span></text:p>
      <text:p text:style-name="Text_20_body"/>
      <text:p text:style-name="Text_20_body"/>
      <text:p text:style-name="Text_20_body"/>
      <text:p text:style-name="P3"><text:span text:style-name="T1">2. </text:span>개발 내용</text:p>
      <text:p text:style-name="Text_20_body"><text:s/>요즘 스마트폰에서 많은 사람들이 사용하고 있는 인기 있는 게임 중 하나를 선택하여 구현한다<text:span text:style-name="T1">. </text:span>애니팡<text:span text:style-name="T1">, </text:span>캔디팡<text:span text:style-name="T1">, </text:span>보석팡 등<text:span text:style-name="T1">, -</text:span>팡으로 끝나는 게임이 주를 이루고 있는데 그 중에서도 게임 방법이 비교적 간단하고 직관적인 캔디팡을 구현한다<text:span text:style-name="T1">. </text:span>단 다른 게임과의 차별화 및 재미를 위해 <text:span text:style-name="T1">coin</text:span>을 이용한 팡 게임을 구현한다<text:span text:style-name="T1">.</text:span></text:p>
      <text:p text:style-name="P1"><draw:frame draw:style-name="fr1" draw:name="그림1" text:anchor-type="paragraph" svg:width="7.622cm" svg:height="10.109cm" draw:z-index="0"><draw:image xlink:href="Pictures/2000000900001DC50000277CFB5B8868.svm" xlink:type="simple" xlink:show="embed" xlink:actuate="onLoad"/></draw:frame> <text:s/></text:p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<text:span text:style-name="T1">3. </text:span>제약 사항</text:p>
      <text:p text:style-name="P5"><text:tab/>● 게임의 제한시간은 <text:span text:style-name="T1">1</text:span>분으로 설정한다<text:span text:style-name="T1">.</text:span></text:p>
      <text:p text:style-name="P5"><text:tab/>● <text:span text:style-name="T1">1</text:span>분이 지나면 획득한 점수를 표시한다<text:span text:style-name="T1">.</text:span></text:p>
      <text:p text:style-name="P5"><text:tab/>● 같은 색의 동전이 <text:span text:style-name="T1">3</text:span>개 이상 붙어있을 때 터치하면 동전이 터지게 된다<text:span text:style-name="T1">.</text:span></text:p>
      <text:p text:style-name="P5"><text:tab/>● 한번 동전을 터뜨리고 일정한 시간 내에 다시 터뜨리면 콤보를 부여한다<text:span text:style-name="T1">.</text:span></text:p>
      <text:p text:style-name="P5"><text:tab/>● 콤보 수에 따라 획득 점수에 가중치를 부여한다<text:span text:style-name="T1">.</text:span></text:p>
      <text:p text:style-name="P5"><text:tab/>● 같은 색의 동전이 <text:span text:style-name="T1">3</text:span>개 미만인 곳을 터치하면 콤보를 초기화한다<text:span text:style-name="T1">.</text:span></text:p>
      <text:p text:style-name="P5"><text:tab/>● 필드의 크기는 <text:span text:style-name="T1">7×7</text:span>로 설정한다<text:span text:style-name="T1">.</text:span></text:p>
      <text:p text:style-name="P5"><text:tab/>● 동전은 <text:span text:style-name="T1">4</text:span>가지 종류로 설정한다<text:span text:style-name="T1">. (</text:span>빨강 노랑 초록 파랑<text:span text:style-name="T1">)</text:span></text:p>
      <text:p text:style-name="P5"/>
      <text:p text:style-name="P5"/>
      <text:p text:style-name="P5"/>
      <text:p text:style-name="P5"/>
      <text:p text:style-name="P3"><text:span text:style-name="T1">4. </text:span>문제점</text:p>
      <text:p text:style-name="Text_20_body"><text:tab/>➀ 닌텐도 <text:span text:style-name="T1">DS</text:span>에 관련된 <text:span text:style-name="T1">API </text:span>정보들이 부족하다<text:span text:style-name="T1">.</text:span></text:p>
      <text:p text:style-name="Text_20_body"><text:tab/>➁ 화려한 그래픽을 구현하는데 어려움이 있다<text:span text:style-name="T1">.</text:span></text:p>
      <text:p text:style-name="Text_20_body"><text:tab/>➂ 디버그가 불가능하다<text:span text:style-name="T1">.</text:span></text:p>
      <text:p text:style-name="Text_20_body"><text:tab/>➃ 터치패드 입력 및 화면 출력에 대한 정보가 부족하다<text:span text:style-name="T1">.</text:span></text:p>
      <text:p text:style-name="P5"/>
      <text:p text:style-name="P5"/>
      <text:p text:style-name="P5"/>
      <text:p text:style-name="P5"/>
      <text:p text:style-name="P3"><text:span text:style-name="T1">5. </text:span>극복방안</text:p>
      <text:p text:style-name="Text_20_body"><text:tab/>➀ 여러 사이트를 참고하고<text:span text:style-name="T1">, </text:span>필요한 메서드는 직접 헤더 형태로 구현하여 추가한다<text:span text:style-name="T1">.</text:span></text:p>
      <text:p text:style-name="Text_20_body"><text:tab/>➁ 직접 그림을 그리거나 검색하여 구한다<text:span text:style-name="T1">.</text:span></text:p>
      <text:p text:style-name="Text_20_body"><text:tab/>➂ 에뮬레이터에서 제공하는 디버거를 사용하거나 직접 모니터링하여 해결한다<text:span text:style-name="T1">.</text:span></text:p>
      <text:p text:style-name="Text_20_body"><text:tab/>➃ <text:span text:style-name="T1">NDS</text:span>에 대한 사이트나 전문 서적들을 참고하여 해결한다<text:span text:style-name="T1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4:57:35.28</meta:creation-date>
    <dc:date>2012-11-14T15:13:16.18</dc:date>
    <meta:editing-duration>PT10S</meta:editing-duration>
    <meta:editing-cycles>1</meta:editing-cycles>
    <meta:document-statistic meta:table-count="0" meta:image-count="1" meta:object-count="0" meta:page-count="2" meta:paragraph-count="28" meta:word-count="553" meta:character-count="840" meta:non-whitespace-character-count="640"/>
    <meta:generator>LibreOffice/3.6$Windows_x86 LibreOffice_project/58f22d5-270d05a-e2abed1-ea17a85-9b5702</meta:generator>
  </office:meta>
</office:document-meta>
</file>